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400000004098EB61FF7D4F7B11.png" manifest:media-type="image/png"/>
  <manifest:file-entry manifest:full-path="Pictures/100000000000020000000200909E2E84062EDB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b71" officeooo:paragraph-rsid="00190b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was created in LO 6.3</text:p>
      <text:p text:style-name="P1">Footer background image (not format/area, but borders and background) not imported correctly anymore. <text:s/>(Still visible in LO 4.3, so export seems to still be compatible, so must be an import proble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0400000004098EB61FF7D4F7B11.pn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1in" fo:margin-left="0in" fo:margin-right="0in" fo:margin-top="0.2in" style:shadow="none" style:dynamic-spacing="false" draw:fill="bitmap" draw:fill-image-width="0in" draw:fill-image-height="0in" style:repeat="no-repeat" draw:fill-image-ref-point="center">
          <style:background-image xlink:href="Pictures/10000201000000400000004098EB61FF7D4F7B11.png" xlink:type="simple" xlink:actuate="onLoad" style:position="center center" style:repeat="no-repeat"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6:32:16.410693912</meta:creation-date>
    <dc:date>2019-01-02T17:36:09.223679755</dc:date>
    <meta:editing-duration>PT39M44S</meta:editing-duration>
    <meta:editing-cycles>13</meta:editing-cycles>
    <meta:generator>LibreOfficeDev/6.2.0.0.alpha0$Linux_X86_64 LibreOffice_project/7f1c085e72f80f087c7077bd377d100ff06b7a3d</meta:generator>
    <meta:document-statistic meta:table-count="0" meta:image-count="0" meta:object-count="0" meta:page-count="1" meta:paragraph-count="2" meta:word-count="38" meta:character-count="234" meta:non-whitespace-character-count="197"/>
  </office:meta>
</office:document-meta>
</file>